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ource_20_Text">P_max=(544/6)(fluid_usage_per_tick)(60 ticks)(effectivity)<text:line-break/><text:line-break/>* P_max is the power generated in KW from converting whatever fluid at maximum performance.<text:line-break/>* fluid_usage_per_tick and effectivity are taken from lua files as defined by the mod author for their particular engines.<text:line-break/>* 544/6 is the maximum energy conversion rate of the game, ~90.6 KJ/s.<text:line-break/><text:line-break/>                                         P_max<text:line-break/>Actual-Fluid-usage-per-second= ------------------------<text:line-break/>               [(heat_capacity)(Fluid-temperature - default_temperature)]<text:line-break/><text:line-break/>* This is the actual fluid usage rate by the generator in the game when working.<text:line-break/>* heat_capacity and default-temperature are taken from lua files as defined by the mod author for that particular fluid.<text:line-break/>* Fluid-temperature is the current fluid temperature value, it could be lower than the maximum value defined for that fluid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01:59:34.196000000</meta:creation-date>
    <dc:date>2016-11-12T02:00:28.199000000</dc:date>
    <meta:editing-duration>PT54S</meta:editing-duration>
    <meta:editing-cycles>1</meta:editing-cycles>
    <meta:document-statistic meta:table-count="0" meta:image-count="0" meta:object-count="0" meta:page-count="1" meta:paragraph-count="1" meta:word-count="110" meta:character-count="852" meta:non-whitespace-character-count="683"/>
    <meta:generator>LibreOffice/5.1.6.2$Windows_x86 LibreOffice_project/07ac168c60a517dba0f0d7bc7540f5afa45f0909</meta:generator>
  </office:meta>
</office:document-meta>
</file>